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VENDAÑO PUMALIQUE, NESTOR</text:p>
            <text:p text:style-name="P5"><text:span text:style-name="T15">Dni</text:span><text:span text:style-name="T14">:801195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281268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VENDAÑO PUMALIQUE, NESTO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1195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1146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40:3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